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fo:font-size="16pt" fo:font-weight="bold" officeooo:rsid="000ecdc1" officeooo:paragraph-rsid="000ecdc1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28c5fa" officeooo:paragraph-rsid="0028c5fa"/>
    </style:style>
    <style:style style:name="P5" style:family="paragraph" style:parent-style-name="Standard">
      <style:paragraph-properties fo:break-before="page"/>
      <style:text-properties officeooo:rsid="0028c5fa" officeooo:paragraph-rsid="0028c5fa"/>
    </style:style>
    <style:style style:name="P6" style:family="paragraph" style:parent-style-name="Heading_20_5">
      <style:text-properties officeooo:rsid="000ecdc1"/>
    </style:style>
    <style:style style:name="P7" style:family="paragraph" style:parent-style-name="Heading_20_5">
      <style:text-properties officeooo:rsid="0028c5fa"/>
    </style:style>
    <style:style style:name="P8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9" style:family="paragraph" style:parent-style-name="Preformatted_20_Text">
      <style:text-properties officeooo:rsid="000ecdc1"/>
    </style:style>
    <style:style style:name="P10" style:family="paragraph" style:parent-style-name="Preformatted_20_Text">
      <style:text-properties officeooo:rsid="0038f64b" officeooo:paragraph-rsid="0038f64b"/>
    </style:style>
    <style:style style:name="P11" style:family="paragraph" style:parent-style-name="Preformatted_20_Text">
      <style:text-properties fo:font-weight="bold" officeooo:rsid="0038f64b" officeooo:paragraph-rsid="0038f64b" style:font-weight-asian="bold" style:font-weight-complex="bold"/>
    </style:style>
    <style:style style:name="T1" style:family="text">
      <style:text-properties officeooo:rsid="0025af7c"/>
    </style:style>
    <style:style style:name="T2" style:family="text">
      <style:text-properties officeooo:rsid="002cc116"/>
    </style:style>
    <style:style style:name="T3" style:family="text">
      <style:text-properties officeooo:rsid="0038f64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a922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C <text:span text:style-name="T3">Install</text:span></text:p>
      <text:p text:style-name="P2"/>
      <text:h text:style-name="P6" text:outline-level="5"><text:bookmark-start text:name="__RefHeading__1502_193279013"/>How <text:span text:style-name="T2">d</text:span>o you <text:span text:style-name="T3">install a RAC system</text:span>?<text:bookmark-end text:name="__RefHeading__1502_193279013"/></text:h>
      <text:p text:style-name="P2"/>
      <text:p text:style-name="P9"/>
      <text:p text:style-name="P11">Steps:</text:p>
      <text:p text:style-name="P10"/>
      <text:p text:style-name="P10"><text:s/>1.Cloning Oracle Enterprise Linux form a seed</text:p>
      <text:p text:style-name="P10"><text:s/>2.Creating virtual hard disks for ASM</text:p>
      <text:p text:style-name="P10"><text:s/>3.Altering network configuration and hostname on Linux server</text:p>
      <text:p text:style-name="P10"/>
      <text:p text:style-name="P10"><text:s/>4.Setting up environment variables for OS accounts: grid and oracle</text:p>
      <text:p text:style-name="P10"><text:s/>5.Installing Oracle ASM packages</text:p>
      <text:p text:style-name="P10"><text:s/>6.Creating ASM disk volumes</text:p>
      <text:p text:style-name="P10"><text:s/>7.Downloading and installing Oracle Grid Infrastructure software</text:p>
      <text:p text:style-name="P10"><text:s text:c="3"/>(this also installs Oracle Clusterware)</text:p>
      <text:p text:style-name="P10"><text:s/>8.Creating ASM disk groups</text:p>
      <text:p text:style-name="P10"><text:s/>9.Installing Oracle database software</text:p>
      <text:p text:style-name="P10">10.Creating Oracle database instance with multi-tenant database</text:p>
      <text:p text:style-name="P9"/>
      <text:p text:style-name="P9"/>
      <text:p text:style-name="P10">Before Oracle Clusterware is installed as part of an Oracle Grid Infrastructure for a Cluster installation, you should already have completed installing and configuring </text:p>
      <text:p text:style-name="P10"/>
      <text:p text:style-name="P10">CPUs, memory, shared storage, network cards, host bus adaptors, <text:span text:style-name="T5">VIPs, </text:span>interconnects, </text:p>
      <text:p text:style-name="P10"/>
      <text:p text:style-name="P10">and any other networking or server hardware.</text:p>
      <text:p text:style-name="P10"/>
      <text:p text:style-name="P9"/>
      <text:p text:style-name="P9"/>
      <text:p text:style-name="P11">Details:</text:p>
      <text:p text:style-name="P10"/>
      <text:p text:style-name="P10"/>
      <text:p text:style-name="P10">Prepare the installation</text:p>
      <text:p text:style-name="P10">------------------------</text:p>
      <text:p text:style-name="P10"/>
      <text:p text:style-name="P11">The network configuration </text:p>
      <text:p text:style-name="P10"/>
      <text:p text:style-name="P10"><text:s text:c="2"/>- GNS virtual IP address (GNS installations only)</text:p>
      <text:p text:style-name="P10"><text:s text:c="2"/>- Single Client Access Name (SCAN)</text:p>
      <text:p text:style-name="P10"><text:s text:c="2"/>- Virtual IP address</text:p>
      <text:p text:style-name="P10"><text:s text:c="2"/>- Public IP address</text:p>
      <text:p text:style-name="P10"><text:s text:c="2"/>- Private IP address</text:p>
      <text:p text:style-name="P10"/>
      <text:p text:style-name="P11">ssh configuration</text:p>
      <text:p text:style-name="P10"/>
      <text:p text:style-name="P10"><text:s text:c="2"/>Configure SSH access for each node on the cluster to all other nodes of the cluster.</text:p>
      <text:p text:style-name="P10"/>
      <text:p text:style-name="P11">Storage </text:p>
      <text:p text:style-name="P10"/>
      <text:p text:style-name="P10"><text:s text:c="2"/>ASM</text:p>
      <text:p text:style-name="P10"><text:s text:c="2"/>other cluster file system</text:p>
      <text:p text:style-name="P10"/>
      <text:p text:style-name="P10"><text:s text:c="2"/>With Oracle Database 11g release 2 (11.2), Oracle ASM is part of an Oracle Grid Infrastructure installation.</text:p>
      <text:p text:style-name="P10"/>
      <text:p text:style-name="P10"/>
      <text:p text:style-name="P11"><text:soft-page-break/>Check using CVU</text:p>
      <text:p text:style-name="P10"/>
      <text:p text:style-name="P10">- Confirming Cluster Readiness for Oracle RAC Installation with CVU</text:p>
      <text:p text:style-name="P10"/>
      <text:p text:style-name="P10"><text:s text:c="2"/>$ ./cluvfy -help</text:p>
      <text:p text:style-name="P10"/>
      <text:p text:style-name="P10"><text:s text:c="2"/>$ ./cluvfy stage -pre dbinst -fixup -n nodea,nodeb -osdba dba -verbose</text:p>
      <text:p text:style-name="P10"/>
      <text:p text:style-name="P10"/>
      <text:p text:style-name="P10"/>
      <text:p text:style-name="P10"/>
      <text:p text:style-name="P10"/>
      <text:p text:style-name="P10">6<text:span text:style-name="T4">.Creating ASM disk volumes</text:span></text:p>
      <text:p text:style-name="P11">---------------------------</text:p>
      <text:p text:style-name="P10"/>
      <text:p text:style-name="P10"/>
      <text:p text:style-name="P10"># fdisk -l | grep "Disk /dev/sd"</text:p>
      <text:p text:style-name="P10"/>
      <text:p text:style-name="P10"># fdisk /dev/sdb</text:p>
      <text:p text:style-name="P10"># fdisk /dev/sdc</text:p>
      <text:p text:style-name="P10"># fdisk /dev/sdd</text:p>
      <text:p text:style-name="P10"/>
      <text:p text:style-name="P10"># fdisk -l | grep "/dev/s"</text:p>
      <text:p text:style-name="P10"/>
      <text:p text:style-name="P10"/>
      <text:p text:style-name="P10">We observe new partitions:</text:p>
      <text:p text:style-name="P10"/>
      <text:p text:style-name="P10">•Disk /dev/sdb1: 2147MB –&gt; reserved for CRSVOL1</text:p>
      <text:p text:style-name="P10">•Disk /dev/sdc1: 53.7 GB –&gt; reserved for DATAVOL1</text:p>
      <text:p text:style-name="P10">•Disk /dev/sdd1: 53.7 GB –&gt; reserved for FRAVOL1</text:p>
      <text:p text:style-name="P10"/>
      <text:p text:style-name="P10">Creating ASM disks:</text:p>
      <text:p text:style-name="P10"/>
      <text:p text:style-name="P10"># oracleasm createdisk CRSVOL1 /dev/sdb1</text:p>
      <text:p text:style-name="P10"># oracleasm createdisk DATAVOL1 /dev/sdc1</text:p>
      <text:p text:style-name="P10"># oracleasm createdisk FRAVOL1 /dev/sdd1</text:p>
      <text:p text:style-name="P10"/>
      <text:p text:style-name="P10"># oracleasm listdisks</text:p>
      <text:p text:style-name="P10"/>
      <text:p text:style-name="P10"/>
      <text:p text:style-name="P10">Test disks discovery </text:p>
      <text:p text:style-name="P10"/>
      <text:p text:style-name="P10"># oracleasm-discover</text:p>
      <text:p text:style-name="P10"/>
      <text:p text:style-name="P10"/>
      <text:p text:style-name="P10"/>
      <text:p text:style-name="P10"/>
      <text:p text:style-name="P11">7.Downloading and installing Oracle Grid Infrastructure software</text:p>
      <text:p text:style-name="P11">----------------------------------------------------------------</text:p>
      <text:p text:style-name="P10"/>
      <text:p text:style-name="P10"/>
      <text:p text:style-name="P10">Download – linuxamd64_12c_grid_2of2.zip and copy it to /tmp</text:p>
      <text:p text:style-name="P10"/>
      <text:p text:style-name="P10">$ sudo su - grid</text:p>
      <text:p text:style-name="P10"/>
      <text:p text:style-name="P10">$ export DISPLAY=localhost:10.0</text:p>
      <text:p text:style-name="P10"/>
      <text:p text:style-name="P10">$ for i in /tmp/linuxamd64_12c_grid_*.zip; do unzip $i -d /home/grid/stage; done</text:p>
      <text:p text:style-name="P10"/>
      <text:p text:style-name="P10">$ cd /home/grid/stage/grid</text:p>
      <text:p text:style-name="P10">$ ./runInstaller </text:p>
      <text:p text:style-name="P10"/>
      <text:p text:style-name="P10"/>
      <text:p text:style-name="P10"><text:soft-page-break/>After successful installation we should see ASM instance processes running</text:p>
      <text:p text:style-name="P10"/>
      <text:p text:style-name="P10">$ crsctl status resource -t</text:p>
      <text:p text:style-name="P10"/>
      <text:p text:style-name="P10"/>
      <text:p text:style-name="P10"/>
      <text:p text:style-name="P11">8.Creating ASM disk groups</text:p>
      <text:p text:style-name="P11">--------------------------</text:p>
      <text:p text:style-name="P10"/>
      <text:p text:style-name="P10">Next we create ASM disk groups for Oracle Database (later seen as +DATA and +FRA).</text:p>
      <text:p text:style-name="P10"/>
      <text:p text:style-name="P10">$ asmca &amp;</text:p>
      <text:p text:style-name="P10"/>
      <text:p text:style-name="P10"/>
      <text:p text:style-name="P11">9.Installing Oracle database software</text:p>
      <text:p text:style-name="P11">-------------------------------------</text:p>
      <text:p text:style-name="P10"/>
      <text:p text:style-name="P10">Download linuxamd64_12c_database_1of2.zip and copy it to /tmp</text:p>
      <text:p text:style-name="P10"/>
      <text:p text:style-name="P10">$ sudo su - oracle</text:p>
      <text:p text:style-name="P10"/>
      <text:p text:style-name="P10">$ export DISPLAY=localhost:10.0</text:p>
      <text:p text:style-name="P10"/>
      <text:p text:style-name="P10">$ for i in /tmp/linuxamd64_12c_database_*.zip; do unzip $i -d /home/oracle/stage; done</text:p>
      <text:p text:style-name="P10"/>
      <text:p text:style-name="P10">$ cd /home/oracle/stage/database/</text:p>
      <text:p text:style-name="P10">$ ./runInstaller</text:p>
      <text:p text:style-name="P10"/>
      <text:p text:style-name="P10"/>
      <text:p text:style-name="P11">10.Creating Oracle database instance with multi-tenant database</text:p>
      <text:p text:style-name="P11">---------------------------------------------------------------</text:p>
      <text:p text:style-name="P10"/>
      <text:p text:style-name="P10">$ netca &amp;</text:p>
      <text:p text:style-name="P10"/>
      <text:p text:style-name="P10">$ dbca &amp;</text:p>
      <text:p text:style-name="P10"/>
      <text:p text:style-name="P10">Hint: Place control files on ASM disks +DATA and +FRA. Initialization parameters section.</text:p>
      <text:p text:style-name="P10"/>
      <text:p text:style-name="P10">("+DATA/{DB_UNIQUE_NAME}/control01.ctl", "+FRA/{DB_UNIQUE_NAME}/control02.ctl")</text:p>
      <text:p text:style-name="P10"/>
      <text:p text:style-name="P10"/>
      <text:p text:style-name="P10">Our database is up and running! </text:p>
      <text:p text:style-name="P10"/>
      <text:p text:style-name="P10">We have just created our multitenant container database (CDB) – ZIONDB and first pluggable database (PDB): PDB01</text:p>
      <text:p text:style-name="P10"/>
      <text:p text:style-name="P10">We can now login to Enterprise Manager Database Express 12c</text:p>
      <text:p text:style-name="P10"/>
      <text:p text:style-name="P10">URL: https://database_host:5500/em</text:p>
      <text:p text:style-name="P10"/>
      <text:p text:style-name="P10"/>
      <text:h text:style-name="P7" text:outline-level="5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1502_193279013" text:style-name="Index_20_Link" text:visited-style-name="Index_20_Link">How do you install a RAC system?<text:tab/>1</text:a></text:p>
        </text:index-body>
      </text:table-of-conten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bf177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5af7c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AC <text:tab/>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6-03-12T06:31:38.807697906</dc:date>
    <meta:editing-duration>PT2H10M21S</meta:editing-duration>
    <meta:editing-cycles>47</meta:editing-cycles>
    <meta:generator>LibreOffice/5.0.5.2$Linux_x86 LibreOffice_project/00m0$Build-2</meta:generator>
    <meta:document-statistic meta:table-count="0" meta:image-count="0" meta:object-count="0" meta:page-count="4" meta:paragraph-count="89" meta:word-count="489" meta:character-count="3574" meta:non-whitespace-character-count="3129"/>
  </office:meta>
</office:document-meta>
</file>